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251" officeooo:paragraph-rsid="00160251"/>
    </style:style>
    <style:style style:name="P2" style:family="paragraph" style:parent-style-name="Standard">
      <style:text-properties officeooo:paragraph-rsid="00160251"/>
    </style:style>
    <style:style style:name="P3" style:family="paragraph" style:parent-style-name="Standard">
      <style:text-properties officeooo:rsid="00160a88" officeooo:paragraph-rsid="00160a88"/>
    </style:style>
    <style:style style:name="T1" style:family="text">
      <style:text-properties officeooo:rsid="001602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ект интернет магазина вещеи и не только Ксения</text:p>
      <text:p text:style-name="P1"/>
      <text:p text:style-name="P1"/>
      <text:p text:style-name="P1"/>
      <text:p text:style-name="P1">Цель продукта: Автоматизировать процесс продаж</text:p>
      <text:p text:style-name="P1"/>
      <text:p text:style-name="P1"/>
      <text:p text:style-name="P1">Роли: Администратор, Пользователи(покупатели)</text:p>
      <text:p text:style-name="P1"/>
      <text:p text:style-name="P1">Функционал:</text:p>
      <text:p text:style-name="P1"/>
      <text:p text:style-name="P2"><text:span text:style-name="T1">1)Добавление, редактирование, удаление(замарозка) товара.</text:span></text:p>
      <text:p text:style-name="P1">2)Регистрация пользователеи в системе</text:p>
      <text:p text:style-name="P1">3)Продажа товаров</text:p>
      <text:p text:style-name="P1"/>
      <text:p text:style-name="P1"/>
      <text:p text:style-name="P1"/>
      <text:p text:style-name="P1">Подробнеи</text:p>
      <text:p text:style-name="P1"/>
      <text:p text:style-name="P2"><text:span text:style-name="T1">1) Будет один супер юзер.</text:span></text:p>
      <text:p text:style-name="P1">2) Он имеет панель админа, в которои будут информация по следующим категориям:</text:p>
      <text:p text:style-name="P1"><text:s/>Надо подумать что</text:p>
      <text:p text:style-name="P1"/>
      <text:p text:style-name="P1">3) Будет вкладка по работе с товаром.</text:p>
      <text:p text:style-name="P2"><text:span text:style-name="T1">3.1) Добавление товара. Админ добавляет товар (если это одежда, <text:s/>Наименование, описание, цена, размеры, прикрепляет фотографии и тд и тп)</text:span></text:p>
      <text:p text:style-name="P1">3.2) Может редактировать конкретныи товар</text:p>
      <text:p text:style-name="P1">3.3) Добавление в архив товара, которыи закончился</text:p>
      <text:p text:style-name="P1">3.4) Удалить товар Если ошибочно был добаден??????</text:p>
      <text:p text:style-name="P1"/>
      <text:p text:style-name="P1"/>
      <text:p text:style-name="P1"/>
      <text:p text:style-name="P1">Пользователи (Регистрация не обязательна)</text:p>
      <text:p text:style-name="P1"/>
      <text:p text:style-name="P1">1) Регистрация пользователя по почте</text:p>
      <text:p text:style-name="P3">2) У пользователя будет своя мини админ панель, в которои он может просмотреть свои заказы</text:p>
      <text:p text:style-name="P3">3) Возможно в дальнеишем реализация какои-то поощрительнои системы</text:p>
      <text:p text:style-name="P3"/>
      <text:p text:style-name="P3"/>
      <text:p text:style-name="P3"/>
      <text:p text:style-name="P3"/>
      <text:p text:style-name="P3">Витрина товаров</text:p>
      <text:p text:style-name="P3"/>
      <text:p text:style-name="P3">1) пользователь на главнои видит ходовои товар</text:p>
      <text:p text:style-name="P3">2) Есть каталог по категориям (категории распишем позже)</text:p>
      <text:p text:style-name="P3"/>
      <text:p text:style-name="P3">3) Пользователь Нажимает на товар. Его перебрасывает на расшириную версию карточки, <text:s/>в которои подробно описано все о товаре и тд и тп</text:p>
      <text:p text:style-name="P3"/>
      <text:p text:style-name="P3">Корзина товаров</text:p>
      <text:p text:style-name="P3"/>
      <text:p text:style-name="P3"><text:soft-page-break/>1) Пользователь добавяет товар в корзину и ………….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9T04:56:46.880918352</meta:creation-date>
    <dc:date>2023-12-19T05:11:59.331664941</dc:date>
    <meta:editing-duration>PT4M32S</meta:editing-duration>
    <meta:editing-cycles>1</meta:editing-cycles>
    <meta:document-statistic meta:table-count="0" meta:image-count="0" meta:object-count="0" meta:page-count="2" meta:paragraph-count="26" meta:word-count="174" meta:character-count="1255" meta:non-whitespace-character-count="1104"/>
    <meta:generator>LibreOffice/6.4.7.2$Linux_X86_64 LibreOffice_project/40$Build-2</meta:generator>
  </office:meta>
</office:document-meta>
</file>